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1"/>
    </style:style>
    <style:style style:name="T1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unelamento Quântico</text:span></text:p>
      <text:p text:style-name="P1"/>
      <text:p text:style-name="P2"><text:span text:style-name="T2">O tunelamento quântico é um fenômeno pelo qual uma partícula quântica pode passar através de uma barreira de energia que seria insuperável de acordo com as leis da física clássica. Isso ocorre devido à natureza probabilística das partículas quânticas, permitindo que elas "tunelem" através de obstácu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48" meta:character-count="324" meta:non-whitespace-character-count="278"/>
    <meta:generator>LibreOfficeDev/6.0.5.2$Linux_X86_64 LibreOffice_project/</meta:generator>
  </office:meta>
</office:document-meta>
</file>